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9000003906B50C5549DB057D9.png" manifest:media-type="image/png"/>
  <manifest:file-entry manifest:full-path="Pictures/100000000000022000000397742A4EFF6983BC3C.png" manifest:media-type="image/png"/>
  <manifest:file-entry manifest:full-path="Pictures/10000000000001F2000003930385C3B4BFBF4A22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7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2c001e" draw:fill-color="#000000" draw:textarea-horizontal-align="justify" draw:textarea-vertical-align="middle" draw:auto-grow-height="false" fo:min-height="0.104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-33% 58%" style:font-name="Liberation Sans3" style:font-name-asian="Liberation Sans3" style:font-name-complex="Liberation Sans3"/>
    </style:style>
    <style:style style:name="T3" style:family="text">
      <style:text-properties style:text-position="0% 100%" style:font-name="Liberation Sans3" fo:font-size="20pt" style:font-name-asian="Liberation Sans3" style:font-size-asian="20pt" style:font-name-complex="Liberation Sans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.065cm" svg:height="0.962cm" svg:x="5.535cm" svg:y="0.8cm">
          <draw:text-box>
            <text:p>a)</text:p>
          </draw:text-box>
        </draw:frame>
        <draw:frame draw:style-name="gr2" draw:text-style-name="P1" draw:layer="layout" svg:width="1.065cm" svg:height="0.962cm" svg:x="13.2cm" svg:y="0.8cm">
          <draw:text-box>
            <text:p>b)</text:p>
          </draw:text-box>
        </draw:frame>
        <draw:frame draw:style-name="gr2" draw:text-style-name="P1" draw:layer="layout" svg:width="1.065cm" svg:height="0.962cm" svg:x="22.135cm" svg:y="0.8cm">
          <draw:text-box>
            <text:p>c)</text:p>
          </draw:text-box>
        </draw:frame>
        <draw:line draw:style-name="gr3" draw:text-style-name="P2" draw:layer="layout" svg:x1="4.8cm" svg:y1="16cm" svg:x2="8cm" svg:y2="16cm">
          <text:p/>
        </draw:line>
        <draw:line draw:style-name="gr3" draw:text-style-name="P2" draw:layer="layout" svg:x1="4.8cm" svg:y1="16cm" svg:x2="4.8cm" svg:y2="12.7cm">
          <text:p/>
        </draw:line>
        <draw:frame draw:style-name="gr4" draw:text-style-name="P1" draw:layer="layout" svg:width="1.594cm" svg:height="0.962cm" svg:x="7.806cm" svg:y="16.238cm">
          <draw:text-box>
            <text:p>b(y)</text:p>
          </draw:text-box>
        </draw:frame>
        <draw:frame draw:style-name="gr4" draw:text-style-name="P1" draw:layer="layout" svg:width="1.594cm" svg:height="0.962cm" svg:x="2.8cm" svg:y="12.2cm">
          <draw:text-box>
            <text:p>a(x)</text:p>
          </draw:text-box>
        </draw:frame>
        <draw:line draw:style-name="gr3" draw:text-style-name="P2" draw:layer="layout" svg:x1="12.6cm" svg:y1="16.038cm" svg:x2="15.8cm" svg:y2="16.038cm">
          <text:p/>
        </draw:line>
        <draw:line draw:style-name="gr3" draw:text-style-name="P2" draw:layer="layout" svg:x1="12.6cm" svg:y1="16.038cm" svg:x2="12.6cm" svg:y2="12.838cm">
          <text:p/>
        </draw:line>
        <draw:frame draw:style-name="gr4" draw:text-style-name="P1" draw:layer="layout" svg:width="1.594cm" svg:height="0.962cm" svg:x="15.6cm" svg:y="16.238cm">
          <draw:text-box>
            <text:p>c(z)</text:p>
          </draw:text-box>
        </draw:frame>
        <draw:frame draw:style-name="gr4" draw:text-style-name="P1" draw:layer="layout" svg:width="1.594cm" svg:height="0.962cm" svg:x="10.6cm" svg:y="12.238cm">
          <draw:text-box>
            <text:p>a(x)</text:p>
          </draw:text-box>
        </draw:frame>
        <draw:line draw:style-name="gr3" draw:text-style-name="P2" draw:layer="layout" svg:x1="21.406cm" svg:y1="16.038cm" svg:x2="24.606cm" svg:y2="16.038cm">
          <text:p/>
        </draw:line>
        <draw:line draw:style-name="gr3" draw:text-style-name="P2" draw:layer="layout" svg:x1="21.406cm" svg:y1="16.038cm" svg:x2="21.406cm" svg:y2="13.038cm">
          <text:p/>
        </draw:line>
        <draw:frame draw:style-name="gr4" draw:text-style-name="P1" draw:layer="layout" svg:width="1.594cm" svg:height="0.962cm" svg:x="24.606cm" svg:y="16.238cm">
          <draw:text-box>
            <text:p>c(z)</text:p>
          </draw:text-box>
        </draw:frame>
        <draw:frame draw:style-name="gr4" draw:text-style-name="P1" draw:layer="layout" svg:width="1.594cm" svg:height="0.962cm" svg:x="19.406cm" svg:y="12.238cm">
          <draw:text-box>
            <text:p>a(x)</text:p>
          </draw:text-box>
        </draw:frame>
        <draw:frame draw:style-name="gr5" draw:text-style-name="P1" draw:layer="layout" svg:width="1.4cm" svg:height="1.17cm" svg:x="10.4cm" svg:y="1.83cm">
          <draw:text-box>
            <text:p><text:span text:style-name="T1">Y</text:span><text:span text:style-name="T2">2</text:span></text:p>
          </draw:text-box>
        </draw:frame>
        <draw:frame draw:style-name="gr6" draw:text-style-name="P1" draw:layer="layout" svg:width="1.4cm" svg:height="1.114cm" svg:x="19cm" svg:y="1.886cm">
          <draw:text-box>
            <text:p><text:span text:style-name="T1">Y</text:span><text:span text:style-name="T2">1 </text:span></text:p>
          </draw:text-box>
        </draw:frame>
        <draw:frame draw:style-name="gr4" draw:text-style-name="P1" draw:layer="layout" svg:width="1.594cm" svg:height="0.962cm" svg:x="2.606cm" svg:y="16.4cm">
          <draw:text-box>
            <text:p>c(z)</text:p>
          </draw:text-box>
        </draw:frame>
        <draw:frame draw:style-name="gr4" draw:text-style-name="P1" draw:layer="layout" svg:width="1.594cm" svg:height="0.962cm" svg:x="10.6cm" svg:y="16.238cm">
          <draw:text-box>
            <text:p>b(y)</text:p>
          </draw:text-box>
        </draw:frame>
        <draw:frame draw:style-name="gr4" draw:text-style-name="P1" draw:layer="layout" svg:width="1.594cm" svg:height="0.962cm" svg:x="19.406cm" svg:y="16.238cm">
          <draw:text-box>
            <text:p>b(y)</text:p>
          </draw:text-box>
        </draw:frame>
        <draw:frame draw:style-name="gr7" draw:text-style-name="P1" draw:layer="layout" svg:width="1.4cm" svg:height="1.177cm" svg:x="1.8cm" svg:y="2.023cm">
          <draw:text-box>
            <text:p><text:span text:style-name="T3">Г</text:span><text:span text:style-name="T2">1</text:span></text:p>
          </draw:text-box>
        </draw:frame>
        <draw:line draw:style-name="gr8" draw:text-style-name="P2" draw:layer="layout" svg:x1="4.8cm" svg:y1="16cm" svg:x2="5.4cm" svg:y2="15.4cm">
          <text:p/>
        </draw:line>
        <draw:line draw:style-name="gr8" draw:text-style-name="P2" draw:layer="layout" svg:x1="4.8cm" svg:y1="16cm" svg:x2="4.2cm" svg:y2="16.6cm">
          <text:p/>
        </draw:line>
        <draw:line draw:style-name="gr8" draw:text-style-name="P2" draw:layer="layout" svg:x1="4.8cm" svg:y1="16cm" svg:x2="4.2cm" svg:y2="15.4cm">
          <text:p/>
        </draw:line>
        <draw:line draw:style-name="gr8" draw:text-style-name="P2" draw:layer="layout" svg:x1="4.8cm" svg:y1="16cm" svg:x2="5.4cm" svg:y2="16.6cm">
          <text:p/>
        </draw:line>
        <draw:custom-shape draw:style-name="gr9" draw:text-style-name="P3" draw:layer="layout" svg:width="0.5cm" svg:height="0.5cm" svg:x="12.4cm" svg:y="1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cm" svg:height="0.5cm" svg:x="21.206cm" svg:y="1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213cm" svg:height="7.741cm" svg:x="4.387cm" svg:y="2.8cm">
          <draw:image xlink:href="Pictures/10000000000001F2000003930385C3B4BFBF4A22.png" xlink:type="simple" xlink:show="embed" xlink:actuate="onLoad">
            <text:p/>
          </draw:image>
        </draw:frame>
        <draw:frame draw:style-name="gr10" draw:text-style-name="P2" draw:layer="layout" svg:width="4.6cm" svg:height="7.771cm" svg:x="11.6cm" svg:y="2.8cm">
          <draw:image xlink:href="Pictures/100000000000022000000397742A4EFF6983BC3C.png" xlink:type="simple" xlink:show="embed" xlink:actuate="onLoad">
            <text:p/>
          </draw:image>
        </draw:frame>
        <draw:frame draw:style-name="gr11" draw:text-style-name="P2" draw:layer="layout" svg:width="4.489cm" svg:height="7.858cm" draw:transform="rotate (-3.14159265358979) translate (24.889cm 10.6cm)">
          <draw:image xlink:href="Pictures/1000000000000209000003906B50C5549DB057D9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fo:padding-left="0.2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6:16:52.242477719</meta:creation-date>
    <dc:date>2020-01-08T15:15:31.754884636</dc:date>
    <meta:editing-duration>PT1H41M35S</meta:editing-duration>
    <meta:editing-cycles>30</meta:editing-cycles>
    <meta:generator>LibreOffice/5.1.6.2$Linux_X86_64 LibreOffice_project/10m0$Build-2</meta:generator>
    <meta:document-statistic meta:object-count="53"/>
  </office:meta>
</office:document-meta>
</file>